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7091" officeooo:paragraph-rsid="00097091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97091" officeooo:paragraph-rsid="0009709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9a405" officeooo:paragraph-rsid="0009a405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9a405" officeooo:paragraph-rsid="000a746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9a405" officeooo:paragraph-rsid="000c7310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9a405" officeooo:paragraph-rsid="000dede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9a405" officeooo:paragraph-rsid="000e06d1" style:font-size-asian="12.25pt" style:font-size-complex="14pt"/>
    </style:style>
    <style:style style:name="P8" style:family="paragraph" style:parent-style-name="Standard">
      <style:text-properties fo:font-size="14pt" officeooo:rsid="000c51aa" officeooo:paragraph-rsid="000c51aa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c51aa" officeooo:paragraph-rsid="000c51aa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e06d1" officeooo:paragraph-rsid="000e06d1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e06d1" officeooo:paragraph-rsid="000f1840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e4c39" officeooo:paragraph-rsid="000e4c39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0fe6a" officeooo:paragraph-rsid="0010fe6a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0fe6a" officeooo:paragraph-rsid="0012c332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0fe6a" officeooo:paragraph-rsid="00155aac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officeooo:paragraph-rsid="000f1840"/>
    </style:style>
    <style:style style:name="P17" style:family="paragraph" style:parent-style-name="Standard">
      <style:paragraph-properties fo:text-align="start" style:justify-single-word="false"/>
      <style:text-properties fo:font-size="14pt" officeooo:rsid="000c7310" officeooo:paragraph-rsid="000c7310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0deded" officeooo:paragraph-rsid="000e06d1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0e06d1" officeooo:paragraph-rsid="000f1840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12c332" officeooo:paragraph-rsid="0012c332" style:font-size-asian="12.25pt" style:font-size-complex="14pt"/>
    </style:style>
    <style:style style:name="T1" style:family="text">
      <style:text-properties fo:font-size="14pt" officeooo:rsid="000e06d1" style:font-size-asian="12.25pt" style:font-size-complex="14pt"/>
    </style:style>
    <style:style style:name="T2" style:family="text">
      <style:text-properties fo:font-size="14pt" officeooo:rsid="000f1840" style:font-size-asian="12.25pt" style:font-size-complex="14pt"/>
    </style:style>
    <style:style style:name="T3" style:family="text">
      <style:text-properties fo:font-size="14pt" officeooo:rsid="000e4c39" style:font-size-asian="12.25pt" style:font-size-complex="14pt"/>
    </style:style>
    <style:style style:name="T4" style:family="text">
      <style:text-properties officeooo:rsid="0009a405"/>
    </style:style>
    <style:style style:name="T5" style:family="text">
      <style:text-properties officeooo:rsid="000a746e"/>
    </style:style>
    <style:style style:name="T6" style:family="text">
      <style:text-properties officeooo:rsid="000c51aa"/>
    </style:style>
    <style:style style:name="T7" style:family="text">
      <style:text-properties officeooo:rsid="000c7310"/>
    </style:style>
    <style:style style:name="T8" style:family="text">
      <style:text-properties officeooo:rsid="000deded"/>
    </style:style>
    <style:style style:name="T9" style:family="text">
      <style:text-properties officeooo:rsid="000e06d1"/>
    </style:style>
    <style:style style:name="T10" style:family="text">
      <style:text-properties officeooo:rsid="000e4c39"/>
    </style:style>
    <style:style style:name="T11" style:family="text">
      <style:text-properties officeooo:rsid="000f1840"/>
    </style:style>
    <style:style style:name="T12" style:family="text">
      <style:text-properties officeooo:rsid="0010100b"/>
    </style:style>
    <style:style style:name="T13" style:family="text">
      <style:text-properties officeooo:rsid="0010fe6a"/>
    </style:style>
    <style:style style:name="T14" style:family="text">
      <style:text-properties officeooo:rsid="0012c33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e06d1" style:font-weight-asian="bold" style:font-weight-complex="bold"/>
    </style:style>
    <style:style style:name="T17" style:family="text">
      <style:text-properties fo:font-weight="bold" officeooo:rsid="000f184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2c332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138610" style:font-weight-asian="bold" style:font-weight-complex="bold"/>
    </style:style>
    <style:style style:name="T21" style:family="text">
      <style:text-properties officeooo:rsid="00138610"/>
    </style:style>
    <style:style style:name="T22" style:family="text">
      <style:text-properties officeooo:rsid="00148b26"/>
    </style:style>
    <style:style style:name="T23" style:family="text">
      <style:text-properties officeooo:rsid="0016f0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 du devis de SERVICES <text:s/>TOITURES <text:s text:c="2"/>2025-0394</text:p>
      <text:p text:style-name="P1"/>
      <text:p text:style-name="P1"/>
      <text:p text:style-name="P1"/>
      <text:p text:style-name="P1"/>
      <text:p text:style-name="P1">Location de nacelle <text:s/>(prestation sans surprise) <text:s text:c="43"/>715 <text:s text:c="2"/>euros </text:p>
      <text:p text:style-name="P1"/>
      <text:p text:style-name="P1"><text:s/>Mise en <text:span text:style-name="T4">sécurité</text:span> <text:s text:c="4"/>(prestation sans surprise) <text:s text:c="45"/>198 <text:s text:c="97"/></text:p>
      <text:p text:style-name="P1">( mise en place d’une fixation sous une tuile pour <text:s/>le stop chute)</text:p>
      <text:p text:style-name="P1"/>
      <text:p text:style-name="P8">Fourniture et pose d’ un abrègement de cheminée <text:s text:c="39"/>710</text:p>
      <text:p text:style-name="P1"><text:s/><text:span text:style-name="T6">( prestation sans surprise)</text:span></text:p>
      <text:p text:style-name="P1"><text:s text:c="119"/></text:p>
      <text:p text:style-name="P2"><text:s/><text:span text:style-name="T6">V</text:span><text:span text:style-name="T4">érification de toiture : (prestation avec surprise !) <text:s text:c="37"/>935</text:span></text:p>
      <text:p text:style-name="P2">- <text:s/>n<text:span text:style-name="T4">ettoyage des gouttières <text:s text:c="4"/>OK</text:span></text:p>
      <text:p text:style-name="P2">- <text:s/><text:span text:style-name="T4">remplacement et / ou remaniage de tuiles ?</text:span></text:p>
      <text:p text:style-name="P3">le drone ne peut pas avoir la même précision que le contrôle visuel</text:p>
      <text:p text:style-name="P4">sur place .</text:p>
      <text:p text:style-name="P4"/>
      <text:p text:style-name="P4">Ainsi, <text:span text:style-name="T5">quelle quantités de </text:span>tuiles vont <text:span text:style-name="T5">être changer ?</text:span></text:p>
      <text:p text:style-name="P9">Il y aura des tuiles a changer hors <text:span text:style-name="T7">des </text:span>pres<text:span text:style-name="T7">ta</text:span>tions du devis ?</text:p>
      <text:p text:style-name="P4"><text:span text:style-name="T5">De plus, l’entreprise p</text:span><text:span text:style-name="T6">ourra</text:span><text:span text:style-name="T5"> facilement vous proposé de faire l abrègement </text:span></text:p>
      <text:p text:style-name="P4"><text:span text:style-name="T5">des deux autres cheminé</text:span><text:span text:style-name="T6">e ( 935 + 935)</text:span><text:span text:style-name="T5"> car la mise en œuvre du chantier est déjà faite.</text:span></text:p>
      <text:p text:style-name="P4"><text:span text:style-name="T5">La mise en sécurité et la nacelle sont déjà en place </text:span><text:span text:style-name="T6">et ce serai stupide de revenir ...</text:span></text:p>
      <text:p text:style-name="P4"/>
      <text:p text:style-name="P4"><text:s text:c="8"/></text:p>
      <text:p text:style-name="P4"><text:span text:style-name="T7">donc, se devis peut facilement monté a une somme de 2666 + 935+935 = </text:span><text:s text:c="2"/><text:span text:style-name="T7">4536 euros</text:span> <text:s text:c="96"/></text:p>
      <text:p text:style-name="P5"><text:s text:c="2"/></text:p>
      <text:p text:style-name="P5"><text:s text:c="39"/></text:p>
      <text:p text:style-name="P5"/>
      <text:p text:style-name="P5"/>
      <text:p text:style-name="P5"/>
      <text:p text:style-name="P5"><text:s text:c="30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oft-page-break/>ma proposition pour la toiture :</text:p>
      <text:p text:style-name="P5"/>
      <text:p text:style-name="P5"><text:span text:style-name="T7">nous pouvons réaliser </text:span><text:span text:style-name="T8">nous même</text:span><text:span text:style-name="T7"> la pose et la fourniture des abergements de cheminée avec deux <text:s/>technique </text:span><text:span text:style-name="T8">possible </text:span><text:span text:style-name="T7">disponible sur le marché.</text:span> <text:s text:c="2"/></text:p>
      <text:p text:style-name="P5"/>
      <text:p text:style-name="P6">- <text:span text:style-name="T8">WAKAFLEX <text:s/>de <text:s/>BMI <text:s/>France</text:span></text:p>
      <text:p text:style-name="P6"/>
      <text:p text:style-name="P6"><text:span text:style-name="T7">- </text:span><text:span text:style-name="T8">ZING <text:s/>DE TOIT <text:s text:c="89"/></text:span></text:p>
      <text:p text:style-name="P6"/>
      <text:p text:style-name="P6"/>
      <text:p text:style-name="P6"/>
      <text:p text:style-name="P7">- <text:span text:style-name="T8">WAKAFLEX est un système très facile mettre en place car pas besoin de soulever ou de déplacer les tuiles mais il comporte deux défauts . Le système est </text:span>simpl<text:span text:style-name="T8">ement collé et la qualité du collage dans 10 ans reste incertain et son prix de vente </text:span><text:span text:style-name="T9">n </text:span><text:span text:style-name="T8">est p</text:span><text:span text:style-name="T9">as </text:span><text:span text:style-name="T21">très</text:span><text:span text:style-name="T8"> attractif:</text:span></text:p>
      <text:p text:style-name="P18">le rouleaux de 5 ml x 0,28 m = 150 euros <text:s/></text:p>
      <text:p text:style-name="P7"><text:span text:style-name="T8">le rouleaux de 5 ml x 0,</text:span><text:span text:style-name="T9">3</text:span><text:span text:style-name="T8">8 m = </text:span><text:span text:style-name="T9">236</text:span><text:span text:style-name="T8"> euros </text:span></text:p>
      <text:p text:style-name="P7"><text:span text:style-name="T8">le rouleaux de 5 ml x 0,</text:span><text:span text:style-name="T9">56</text:span><text:span text:style-name="T8"> m = </text:span><text:span text:style-name="T9">450</text:span><text:span text:style-name="T8"> euros </text:span><text:span text:style-name="T7"><text:s/></text:span><text:s text:c="33"/></text:p>
      <text:p text:style-name="P5"><text:s text:c="132"/></text:p>
      <text:p text:style-name="P7"><text:span text:style-name="T9">il faudra 2 rouleaux pour faire les 3 cheminées et suivant l’état de surface des cheminée rajouté </text:span><text:span text:style-name="T11">un</text:span><text:span text:style-name="T9"> solin périphérique sur le haut avec du mastique PU.</text:span></text:p>
      <text:p text:style-name="P7"><text:span text:style-name="T9">Soit un budget prévisionnel de ( 236+236+150= <text:s/></text:span><text:span text:style-name="T16"><text:s text:c="3"/>622 euros </text:span><text:span text:style-name="T9">) </text:span></text:p>
      <text:p text:style-name="P7"/>
      <text:p text:style-name="P10">ma <text:s/><text:span text:style-name="T10">synthèse</text:span> : le rapport quantiles / prix ne me s<text:span text:style-name="T10">e</text:span>m<text:span text:style-name="T10">b</text:span>le pas <text:span text:style-name="T10">très</text:span> <text:span text:style-name="T10">intéressant.</text:span> </text:p>
      <text:p text:style-name="P10"/>
      <text:p text:style-name="P10"/>
      <text:p text:style-name="P10"><text:s/>- <text:span text:style-name="T10">ZING DE TOIT <text:s/>est une entreprise de zinguerie qui propose des abergements pour cheminée en zing et aussi d’autres produits.</text:span></text:p>
      <text:p text:style-name="P12">Il on un système de d’abergement de cheminée réglable, composé de quatre morceaux <text:span text:style-name="T11">avec</text:span> livraison par colis.</text:p>
      <text:p text:style-name="P12"/>
      <text:p text:style-name="P16"><text:span text:style-name="T2">Deux choix possible : un </text:span><text:span text:style-name="T3">Format standard a </text:span><text:span text:style-name="T2">210</text:span><text:span text:style-name="T3"> euros et </text:span><text:span text:style-name="T2">un </text:span><text:span text:style-name="T3">format intermédiaire a </text:span><text:span text:style-name="T2">300</text:span><text:span text:style-name="T3"> euros .</text:span></text:p>
      <text:p text:style-name="P11"><text:s text:c="78"/></text:p>
      <text:p text:style-name="P16"><text:span text:style-name="T1"><text:s/>il faudra </text:span><text:span text:style-name="T2">2 formats standard </text:span><text:span text:style-name="T1"><text:s/>et 1</text:span><text:span text:style-name="T2"> format intermédiaire. S</text:span><text:span text:style-name="T1">uivant l’état de surface des cheminée </text:span><text:span text:style-name="T2">il faudra </text:span><text:span text:style-name="T1">rajouté </text:span><text:span text:style-name="T2">un</text:span><text:span text:style-name="T1"> solin périphérique sur le haut avec du mastique PU. <text:s/></text:span></text:p>
      <text:p text:style-name="P11"><text:s text:c="72"/></text:p>
      <text:p text:style-name="P11"><text:s/>Soit un budget prévisionnel <text:span text:style-name="T11">avec la livraison </text:span>(<text:span text:style-name="T11">210</text:span> +<text:span text:style-name="T11">210</text:span>+<text:span text:style-name="T11">300+30</text:span>= <text:span text:style-name="T17">750</text:span><text:span text:style-name="T15"> euros </text:span>) <text:s text:c="21"/></text:p>
      <text:p text:style-name="P10"><text:s text:c="54"/></text:p>
      <text:p text:style-name="P10"><text:s/><text:span text:style-name="T12">ma synthèse : après avoir pris contact avec M STORCK Julien afin d’ avoir plus de détail sur des points technique de la pose, il ma proposé de nous faire les abergements </text:span></text:p>
      <text:p text:style-name="P10"><text:span text:style-name="T12">sur mesure, en seulement 2 morceaux par cheminée. Cela évite de faire des soudure a l’étain sur place.</text:span> <text:span text:style-name="T12">L</text:span>e rapport quantiles / prix ne me s<text:span text:style-name="T10">e</text:span>m<text:span text:style-name="T10">b</text:span>le <text:span text:style-name="T10">très</text:span> <text:span text:style-name="T10">intéressant.</text:span> <text:span text:style-name="T12">En effet, le matériau et le système d’installation nous </text:span><text:span text:style-name="T13">of</text:span><text:span text:style-name="T12">fre </text:span><text:span text:style-name="T13">une</text:span><text:span text:style-name="T12"> garantie sur les 30 ans a venir.</text:span> <text:s text:c="117"/></text:p>
      <text:p text:style-name="P10"><text:s text:c="66"/></text:p>
      <text:p text:style-name="P13"><text:soft-page-break/>ci dessous le budget provisionnel total <text:span text:style-name="T22">pour refaire les 3 abergements</text:span> :</text:p>
      <text:p text:style-name="P13"/>
      <text:p text:style-name="P13">- abergements standard <text:s text:c="5"/>210 + 210 <text:s text:c="57"/><text:span text:style-name="T23">4</text:span>20 <text:s/>euros</text:p>
      <text:p text:style-name="P13">- abergements intermédiaire <text:s text:c="72"/>300 </text:p>
      <text:p text:style-name="P13">- la livraison <text:s text:c="99"/>30</text:p>
      <text:p text:style-name="P13">- <text:span text:style-name="T21">achat de tuile ( si elle sont toujours en vente ? ) <text:s text:c="40"/>100 <text:s text:c="81"/></text:span></text:p>
      <text:p text:style-name="P13"/>
      <text:p text:style-name="P13"/>
      <text:p text:style-name="P13">- échelle dont le prix est variable suivant la hauteur <text:s text:c="35"/>400</text:p>
      <text:p text:style-name="P15">- équipements pour l’échelle ( cordes, poulie, seaux ) <text:s text:c="32"/>150 <text:s text:c="89"/></text:p>
      <text:p text:style-name="P13">- stabilisateur haut de l échelle <text:span text:style-name="T21">+ verrouillable bas </text:span><text:s text:c="37"/><text:span text:style-name="T21">100</text:span> <text:s text:c="25"/></text:p>
      <text:p text:style-name="P13">- stop chute <text:s text:c="100"/>80 <text:s text:c="47"/></text:p>
      <text:p text:style-name="P13">- baudrier harnais <text:s text:c="91"/><text:span text:style-name="T14">70</text:span> <text:s text:c="64"/></text:p>
      <text:p text:style-name="P13">- <text:span text:style-name="T21">pistolet a soudé a gaz + décapant + étain <text:s text:c="51"/>100 <text:s text:c="92"/></text:span></text:p>
      <text:p text:style-name="P13"><text:s text:c="86"/></text:p>
      <text:p text:style-name="P14">soit un total de : <text:s text:c="84"/><text:span text:style-name="T15"><text:s/></text:span><text:span text:style-name="T18"><text:s text:c="3"/></text:span><text:span text:style-name="T19">1</text:span><text:span text:style-name="T20">75</text:span><text:span text:style-name="T19">0 euros </text:span><text:span text:style-name="T18"><text:s/></text:span><text:span text:style-name="T15"><text:s text:c="3"/></text:span></text:p>
      <text:p text:style-name="P14"><text:s text:c="48"/></text:p>
      <text:p text:style-name="P14"><text:s text:c="2"/><text:span text:style-name="T14">( a noté que l’échelle ainsi que les équipements pour l’échelle </text:span></text:p>
      <text:p text:style-name="P20"><text:s text:c="5"/>sont des investissements indispensables pour le long termes)</text:p>
      <text:p text:style-name="P14"/>
      <text:p text:style-name="P14"><text:s text:c="111"/></text:p>
      <text:p text:style-name="P14"><text:s text:c="181"/></text:p>
      <text:p text:style-name="P14"/>
      <text:p text:style-name="P14"><text:s text:c="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3-09-24T05:42:51.425000000</meta:creation-date>
    <dc:date>2025-11-06T08:12:13.874000000</dc:date>
    <meta:editing-duration>PT18M7S</meta:editing-duration>
    <meta:editing-cycles>4</meta:editing-cycles>
    <meta:generator>LibreOffice/6.4.1.2$Windows_X86_64 LibreOffice_project/4d224e95b98b138af42a64d84056446d09082932</meta:generator>
    <meta:print-date>2013-09-24T08:03:49.757000000</meta:print-date>
    <meta:document-statistic meta:table-count="0" meta:image-count="0" meta:object-count="0" meta:page-count="3" meta:paragraph-count="64" meta:word-count="636" meta:character-count="6283" meta:non-whitespace-character-count="2862"/>
  </office:meta>
</office:document-meta>
</file>